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3a61840" officeooo:paragraph-rsid="03a61840"/>
    </style:style>
    <style:style style:name="P4" style:family="paragraph" style:parent-style-name="Text_20_body">
      <style:text-properties officeooo:rsid="03a99edc" officeooo:paragraph-rsid="03ad6170"/>
    </style:style>
    <style:style style:name="P5" style:family="paragraph" style:parent-style-name="Text_20_body">
      <style:text-properties officeooo:rsid="03a99edc" officeooo:paragraph-rsid="03cb0b27"/>
    </style:style>
    <style:style style:name="P6" style:family="paragraph" style:parent-style-name="Text_20_body">
      <style:text-properties officeooo:rsid="03ab7527" officeooo:paragraph-rsid="03ab7950"/>
    </style:style>
    <style:style style:name="P7" style:family="paragraph" style:parent-style-name="Text_20_body">
      <style:text-properties officeooo:rsid="03ade1eb" officeooo:paragraph-rsid="03ade1eb"/>
    </style:style>
    <style:style style:name="P8" style:family="paragraph" style:parent-style-name="Text_20_body">
      <style:text-properties officeooo:paragraph-rsid="03b1500c"/>
    </style:style>
    <style:style style:name="P9" style:family="paragraph" style:parent-style-name="Text_20_body">
      <style:text-properties officeooo:rsid="03b22e98" officeooo:paragraph-rsid="03b22e98"/>
    </style:style>
    <style:style style:name="P10" style:family="paragraph" style:parent-style-name="Text_20_body">
      <style:text-properties officeooo:rsid="03bc1660" officeooo:paragraph-rsid="03bc1660"/>
    </style:style>
    <style:style style:name="P11" style:family="paragraph" style:parent-style-name="Heading_20_1">
      <style:text-properties officeooo:rsid="03a61840" officeooo:paragraph-rsid="03a61840"/>
    </style:style>
    <style:style style:name="P12" style:family="paragraph" style:parent-style-name="Text_20_body" style:list-style-name="L1">
      <style:text-properties officeooo:rsid="03bc1660" officeooo:paragraph-rsid="03bc1660"/>
    </style:style>
    <style:style style:name="P13" style:family="paragraph" style:parent-style-name="Text_20_body" style:list-style-name="L1">
      <style:text-properties officeooo:rsid="03beb0db" officeooo:paragraph-rsid="03bc1660"/>
    </style:style>
    <style:style style:name="P14" style:family="paragraph" style:parent-style-name="Text_20_body" style:list-style-name="L1">
      <style:text-properties officeooo:rsid="03c7f817" officeooo:paragraph-rsid="03c7f817"/>
    </style:style>
    <style:style style:name="P15" style:family="paragraph" style:parent-style-name="Text_20_body">
      <style:text-properties officeooo:paragraph-rsid="03ab7527"/>
    </style:style>
    <style:style style:name="P16" style:family="paragraph" style:parent-style-name="Text_20_body">
      <style:text-properties officeooo:rsid="03ce6626" officeooo:paragraph-rsid="03cf452d"/>
    </style:style>
    <style:style style:name="P17" style:family="paragraph" style:parent-style-name="Text_20_body">
      <style:text-properties officeooo:rsid="03c244f0" officeooo:paragraph-rsid="03d3ddec"/>
    </style:style>
    <style:style style:name="P18" style:family="paragraph" style:parent-style-name="Text_20_body">
      <style:text-properties officeooo:rsid="03a61840" officeooo:paragraph-rsid="03a618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a8bbf9" style:font-weight-asian="bold" style:font-weight-complex="bold"/>
    </style:style>
    <style:style style:name="T3" style:family="text">
      <style:text-properties fo:font-weight="bold" officeooo:rsid="03ab7950" style:font-weight-asian="bold" style:font-weight-complex="bold"/>
    </style:style>
    <style:style style:name="T4" style:family="text">
      <style:text-properties fo:font-weight="bold" officeooo:rsid="03ad5288" style:font-weight-asian="bold" style:font-weight-complex="bold"/>
    </style:style>
    <style:style style:name="T5" style:family="text">
      <style:text-properties fo:font-weight="bold" officeooo:rsid="03c6630d" style:font-weight-asian="bold" style:font-weight-complex="bold"/>
    </style:style>
    <style:style style:name="T6" style:family="text">
      <style:text-properties officeooo:rsid="03a8bbf9"/>
    </style:style>
    <style:style style:name="T7" style:family="text">
      <style:text-properties officeooo:rsid="03ab7527"/>
    </style:style>
    <style:style style:name="T8" style:family="text">
      <style:text-properties officeooo:rsid="03ab795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3b1500c" style:font-style-asian="italic" style:font-style-complex="italic"/>
    </style:style>
    <style:style style:name="T11" style:family="text">
      <style:text-properties fo:font-style="italic" fo:font-weight="normal" officeooo:rsid="03ab7527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3a8bbf9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3ad5288" style:font-style-asian="italic" style:font-weight-asian="normal" style:font-style-complex="italic" style:font-weight-complex="normal"/>
    </style:style>
    <style:style style:name="T14" style:family="text">
      <style:text-properties officeooo:rsid="03b1500c"/>
    </style:style>
    <style:style style:name="T15" style:family="text">
      <style:text-properties officeooo:rsid="03b3d0cb"/>
    </style:style>
    <style:style style:name="T16" style:family="text">
      <style:text-properties officeooo:rsid="03b575c1"/>
    </style:style>
    <style:style style:name="T17" style:family="text">
      <style:text-properties officeooo:rsid="03bda5a2"/>
    </style:style>
    <style:style style:name="T18" style:family="text">
      <style:text-properties officeooo:rsid="03c159b8"/>
    </style:style>
    <style:style style:name="T19" style:family="text">
      <style:text-properties officeooo:rsid="03c3cc96"/>
    </style:style>
    <style:style style:name="T20" style:family="text">
      <style:text-properties officeooo:rsid="03c4688f"/>
    </style:style>
    <style:style style:name="T21" style:family="text">
      <style:text-properties officeooo:rsid="03c6630d"/>
    </style:style>
    <style:style style:name="T22" style:family="text">
      <style:text-properties officeooo:rsid="03c7f817"/>
    </style:style>
    <style:style style:name="T23" style:family="text">
      <style:text-properties officeooo:rsid="03cf452d"/>
    </style:style>
    <style:style style:name="T24" style:family="text">
      <style:text-properties officeooo:rsid="03d2463a"/>
    </style:style>
    <style:style style:name="T25" style:family="text">
      <style:text-properties officeooo:rsid="03d43446"/>
    </style:style>
    <style:style style:name="T26" style:family="text">
      <style:text-properties officeooo:rsid="03d753bb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מבנה זיכרון ושפת ++C - <text:span text:style-name="T25">תרגילים</text:span></text:h>
      <text:p text:style-name="P3"><text:span text:style-name="T3">מטרת התרגילים</text:span><text:span text:style-name="T8">: התרגילים</text:span> נועדו עבורכם הסטודנטים<text:span text:style-name="T8">! אנחנו עובדים קשה כדי להכין עבורכם תרגילים שיעזרו לכם </text:span>להבין את החומר הנלמד.</text:p>
      <text:p text:style-name="P3"><text:span text:style-name="T3">מספר התרגילים</text:span><text:span text:style-name="T8">: </text:span>נשתדל (בלי נדר) לתת תרגיל בית בכל שבוע<text:span text:style-name="T26"> פרט לאחרון</text:span>, סה"כ 12 תרגילים.</text:p>
      <text:p text:style-name="P6"><text:span text:style-name="T1">משקל בציון</text:span>: <text:span text:style-name="T19">התרגילים יהיו </text:span>כ-<text:span text:style-name="T19">20-30%</text:span> מהציון הסופי<text:span text:style-name="T19">, </text:span>המשקל המדוייק ייקבע בהמשך.</text:p>
      <text:p text:style-name="P15"><text:span text:style-name="T2">זמן ההגשה</text:span><text:span text:style-name="T6">: <text:s text:c="2"/>יש לפתור כל תרגיל תוך </text:span><text:span text:style-name="T12">שב</text:span><text:span text:style-name="T13">וע אחד</text:span><text:span text:style-name="T4"> </text:span><text:span text:style-name="T6">מיום נתינתו. <text:s/>כיוון שכל קבוצה לומדת בזמן אחר, נקבע זמן ההגשה של כל התרגילים בכל הקבוצות לשבוע אחרי הקבוצה המאוחרת ביותר.</text:span></text:p>
      <text:p text:style-name="P16"><text:span text:style-name="T1">הנחיות כלליות</text:span>:<text:span text:style-name="T23"> יש לפתור את התרגילים בשפת ++C, ולהשתמש בחומר שנלמד בכיתה לפי הצורך. <text:line-break/>מותר להשתמש בתכונות מתקדמות של השפה שעדיין לא נלמדו בכיתה.<text:line-break/>מותר להיעזר בקוד מהאינטרנט בתנאים הבאים: (א) חובה לציין בפירוש את המקור בגוף התוכנית שלכם. <text:s text:c="2"/>(ב) חובה לוודא שהקוד שהעתקתם תקין ועובד. לא יתקבלו טענות מסוג "הבאג לא באשמתי, הוא היה בקוד שהעתקתי...". <text:s text:c="2"/>(ג) חובה להבין את הקוד שהעתקתם כך שתוכלו להסבירו בעל-פה.</text:span></text:p>
      <text:p text:style-name="P10"><text:span text:style-name="T1">הבדיקה</text:span>: התרגילים ייבדקו בדרכים שונות<text:span text:style-name="T24"> שייקבעו בהמשך</text:span>:</text:p>
      <text:list xml:id="list8074014038409964890" text:style-name="L1">
        <text:list-item>
          <text:p text:style-name="P12">בדיקה אוטומטית - ע"י <text:span text:style-name="T20">הגשה לאתר מיוחד כפי שיוסבר בתירגול</text:span>. </text:p>
        </text:list-item>
        <text:list-item>
          <text:p text:style-name="P12">קריאת קוד ללא ציון - <text:span text:style-name="T22">חלק מ</text:span>התרגילים ייקראו ע"י המתרגלים, והם ייתנו לכם משוב מילולי על הקוד שלכם<text:span text:style-name="T17">. ההערות נועדו לעזור לכם להשתפר לקראת התרגילים הבאים, ולא ישפיעו על הציון. </text:span></text:p>
        </text:list-item>
        <text:list-item>
          <text:p text:style-name="P13">קריאת קוד עם ציון - חלק מהתרגילים ייקראו ע"י המתרגלים והם ייתנו לכם ציון בהיבטים של קריאוּת הקוד, תיכנון<text:span text:style-name="T18">,</text:span> תיעוד ובדיקות.</text:p>
        </text:list-item>
        <text:list-item>
          <text:p text:style-name="P14">בדיקה פרונטלית - המתרגלים יזמינו חלק מהסטודנטים באקראי שיסבירו את הפתרון שלהם לפני הכיתה.</text:p>
        </text:list-item>
      </text:list>
      <text:p text:style-name="P4"><text:span text:style-name="T1">איחורים</text:span>: <text:span text:style-name="T7"><text:s text:c="2"/></text:span>אין אפשרות להגיש באיחור. <text:span text:style-name="T7">אחת ממטרות הקורס היא לאמן אתכם לעמוד בזמנים.</text:span></text:p>
      <text:p text:style-name="P5"><text:span text:style-name="T7">מי שיש לו סיבה מוצדקת שמנעה ממנו להגיש את התרגיל בזמן, יכול לבקש </text:span><text:span text:style-name="T11">פטור</text:span><text:span text:style-name="T7"> מהתרגיל (אבל לא דחיה). "פטור" משמעו שהתרגיל לא ייכלל בחישוב ממוצע התרגילים. <text:s text:c="2"/>כדי לבקש פטור, יש להגיש את הבקשה, עם כל המסמכים המצדיקים אותה, בטופס הגשת התרגיל במוּדל, עד תאריך ההגשה. </text:span><text:span text:style-name="T11">שימו לב!</text:span><text:span text:style-name="T7"> מי שלא יגיש בקשה בזמן - בקשתו לא תתקבל וציונו יהיה 0. <text:s text:c="4"/>מומלץ לא לשלוח בקשות לדחיה בדואל, כי אנחנו מקבלים המון דואל והבקשה שלכם עלולה ללכת לאיבוד. </text:span></text:p>
      <text:p text:style-name="P7"><text:span text:style-name="T9">דוגמאות לסיבות מוצדקות</text:span>: לידה (בצירוף תעודת לידה), מילואים (<text:span text:style-name="T14">+צו קריאה), מחלה (+אישור רופא).</text:span></text:p>
      <text:p text:style-name="P8"><text:span text:style-name="T10">דוגמאות לסיבות לא מוצדקות</text:span><text:span text:style-name="T14">: "צריך להגיש עד 12 בלילה, הגשתי ב-11 בלילה ושרת ההגשות לא עבד". אנחנו יודעים ששרתים נוטים להפסיק לעבוד בדיוק כשצריך להגיש... צריך להתכונן לזה מראש ולהתחיל את ההגשה לפחות יום אחד לפני התאריך האחרון. <text:s/></text:span></text:p>
      <text:p text:style-name="P9">מקרים אחרים יישקלו לגופם. יש להגיש מכתב בתיבת-ההגשה של התרגיל עד לתאריך ההגשה. <text:s/><text:span text:style-name="T15">ה</text:span>החלטה בכל המקרים תתקבל בסוף הסמסטר<text:span text:style-name="T16"> בחישוב הציון הסופי</text:span>.</text:p>
      <text:p text:style-name="P17"><text:span text:style-name="T5">שימו לב</text:span><text:span text:style-name="T21">: גם תרגילים שלא ייבדקו, ייכללו בחומר הקורס, וחלקם </text:span>יופיעו כשאלות במבחן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2-16T14:09:26.287356043</dc:date>
    <meta:editing-duration>P8DT7H17M25S</meta:editing-duration>
    <meta:editing-cycles>903</meta:editing-cycles>
    <meta:document-statistic meta:table-count="0" meta:image-count="0" meta:object-count="0" meta:page-count="1" meta:paragraph-count="19" meta:word-count="415" meta:character-count="2401" meta:non-whitespace-character-count="1987"/>
  </office:meta>
</office:document-meta>
</file>